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italic" officeooo:paragraph-rsid="00227977" style:font-style-asian="italic" style:font-style-complex="italic"/>
    </style:style>
    <style:style style:name="P3" style:family="paragraph" style:parent-style-name="Standard">
      <style:text-properties officeooo:rsid="001ff303" officeooo:paragraph-rsid="001ff303"/>
    </style:style>
    <style:style style:name="P4" style:family="paragraph" style:parent-style-name="Standard">
      <style:text-properties officeooo:rsid="00227977" officeooo:paragraph-rsid="00227977"/>
    </style:style>
    <style:style style:name="P5" style:family="paragraph" style:parent-style-name="Standard">
      <style:paragraph-properties fo:margin-left="0.4925in" fo:margin-right="0in" fo:text-indent="0in" style:auto-text-indent="false"/>
    </style:style>
    <style:style style:name="P6" style:family="paragraph" style:parent-style-name="Standard" style:master-page-name="">
      <style:paragraph-properties fo:margin-left="0.25in" fo:margin-right="0in" fo:text-indent="0in" style:auto-text-indent="false" style:page-number="auto"/>
    </style:style>
    <style:style style:name="P7" style:family="paragraph" style:parent-style-name="Standard">
      <style:paragraph-properties fo:margin-left="0.25in" fo:margin-right="0in" fo:text-indent="0in" style:auto-text-indent="false"/>
    </style:style>
    <style:style style:name="P8" style:family="paragraph" style:parent-style-name="Standard">
      <style:paragraph-properties fo:margin-left="0in" fo:margin-right="0in" fo:text-align="start" style:justify-single-word="false" fo:text-indent="0in" style:auto-text-indent="false"/>
      <style:text-properties fo:font-style="italic" officeooo:paragraph-rsid="00227977" style:font-style-asian="italic" style:font-style-complex="italic"/>
    </style:style>
    <style:style style:name="P9" style:family="paragraph" style:parent-style-name="Standard">
      <style:paragraph-properties fo:margin-left="0in" fo:margin-right="0in" fo:text-indent="0in" style:auto-text-indent="false"/>
      <style:text-properties fo:font-style="italic" officeooo:rsid="0023894a" officeooo:paragraph-rsid="0023f5df" style:font-style-asian="italic" style:font-style-complex="italic"/>
    </style:style>
    <style:style style:name="P10" style:family="paragraph" style:parent-style-name="Standard">
      <style:paragraph-properties fo:margin-left="0.5in" fo:margin-right="0in" fo:text-indent="0in" style:auto-text-indent="false"/>
      <style:text-properties fo:font-style="italic" officeooo:rsid="0020c646" officeooo:paragraph-rsid="0020c646" style:font-style-asian="italic" style:font-style-complex="italic"/>
    </style:style>
    <style:style style:name="P11" style:family="paragraph" style:parent-style-name="Standard">
      <style:paragraph-properties fo:margin-left="0.5in" fo:margin-right="0in" fo:text-align="start" style:justify-single-word="false" fo:text-indent="0in" style:auto-text-indent="false"/>
      <style:text-properties fo:font-style="italic" style:font-style-asian="italic" style:font-style-complex="italic"/>
    </style:style>
    <style:style style:name="P12" style:family="paragraph" style:parent-style-name="Standard">
      <style:paragraph-properties fo:margin-left="1in" fo:margin-right="0in" fo:text-align="start" style:justify-single-word="false" fo:text-indent="0in" style:auto-text-indent="false"/>
    </style:style>
    <style:style style:name="P13" style:family="paragraph" style:parent-style-name="Standard">
      <style:paragraph-properties fo:margin-left="1in" fo:margin-right="0in" fo:text-align="start" style:justify-single-word="false" fo:text-indent="0in" style:auto-text-indent="false"/>
      <style:text-properties officeooo:paragraph-rsid="0023894a"/>
    </style:style>
    <style:style style:name="P14" style:family="paragraph" style:parent-style-name="Standard">
      <style:paragraph-properties fo:margin-left="1in" fo:margin-right="0in" fo:text-indent="0in" style:auto-text-indent="false"/>
      <style:text-properties officeooo:paragraph-rsid="0023894a"/>
    </style:style>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officeooo:rsid="001ff303" officeooo:paragraph-rsid="001ff303"/>
    </style:style>
    <style:style style:name="P21" style:family="paragraph" style:parent-style-name="Text_20_body">
      <style:text-properties officeooo:rsid="001ff303" officeooo:paragraph-rsid="0020c646"/>
    </style:style>
    <style:style style:name="P22" style:family="paragraph" style:parent-style-name="Text_20_body">
      <style:text-properties officeooo:rsid="0020c646" officeooo:paragraph-rsid="0020c646"/>
    </style:style>
    <style:style style:name="P23" style:family="paragraph" style:parent-style-name="Text_20_body">
      <style:text-properties style:font-name="Liberation Serif" fo:font-size="12pt" fo:font-style="normal" fo:font-weight="normal" officeooo:rsid="0020c646" officeooo:paragraph-rsid="0020c646" style:font-size-asian="12pt" style:font-style-asian="normal" style:font-weight-asian="normal" style:font-size-complex="12pt" style:font-style-complex="normal" style:font-weight-complex="normal"/>
    </style:style>
    <style:style style:name="P24" style:family="paragraph" style:parent-style-name="Text_20_body">
      <style:text-properties officeooo:paragraph-rsid="0020c646"/>
    </style:style>
    <style:style style:name="P25" style:family="paragraph" style:parent-style-name="Text_20_body">
      <style:text-properties officeooo:rsid="0023894a"/>
    </style:style>
    <style:style style:name="P26" style:family="paragraph" style:parent-style-name="Text_20_body">
      <style:text-properties officeooo:rsid="0023894a" officeooo:paragraph-rsid="0023894a"/>
    </style:style>
    <style:style style:name="P27" style:family="paragraph" style:parent-style-name="Text_20_body" style:list-style-name="L13">
      <style:paragraph-properties fo:margin-top="0in" fo:margin-bottom="0in" style:contextual-spacing="false"/>
    </style:style>
    <style:style style:name="P28" style:family="paragraph" style:parent-style-name="Text_20_body" style:list-style-name="L14">
      <style:paragraph-properties fo:margin-top="0in" fo:margin-bottom="0in" style:contextual-spacing="false"/>
    </style:style>
    <style:style style:name="P29" style:family="paragraph" style:parent-style-name="Text_20_body" style:list-style-name="L16">
      <style:paragraph-properties fo:margin-top="0in" fo:margin-bottom="0in" style:contextual-spacing="false"/>
    </style:style>
    <style:style style:name="P30" style:family="paragraph" style:parent-style-name="Text_20_body">
      <style:paragraph-properties fo:margin-left="0in" fo:margin-right="0in" fo:text-indent="0in" style:auto-text-indent="false"/>
      <style:text-properties officeooo:paragraph-rsid="0023894a"/>
    </style:style>
    <style:style style:name="P31" style:family="paragraph" style:parent-style-name="Text_20_body">
      <style:paragraph-properties fo:margin-left="0in" fo:margin-right="0in" fo:text-indent="0in" style:auto-text-indent="false"/>
      <style:text-properties officeooo:rsid="0023894a" officeooo:paragraph-rsid="0023894a"/>
    </style:style>
    <style:style style:name="P32" style:family="paragraph" style:parent-style-name="Text_20_body">
      <style:paragraph-properties fo:margin-left="0in" fo:margin-right="0in" fo:text-indent="0in" style:auto-text-indent="false"/>
      <style:text-properties fo:font-style="normal" officeooo:rsid="0023f5df" officeooo:paragraph-rsid="0023f5df" style:font-style-asian="normal" style:font-style-complex="normal"/>
    </style:style>
    <style:style style:name="P33" style:family="paragraph" style:parent-style-name="Heading_20_2">
      <style:paragraph-properties fo:break-before="page"/>
    </style:style>
    <style:style style:name="P34" style:family="paragraph" style:parent-style-name="List_20_Heading">
      <style:paragraph-properties fo:margin-top="0in" fo:margin-bottom="0.1965in" style:contextual-spacing="false"/>
    </style:style>
    <style:style style:name="P35" style:family="paragraph" style:parent-style-name="List_20_Contents">
      <style:paragraph-properties fo:margin-top="0in" fo:margin-bottom="0.1965in" style:contextual-spacing="false"/>
    </style:style>
    <style:style style:name="P36" style:family="paragraph" style:parent-style-name="List_20_Contents">
      <style:paragraph-properties fo:margin-top="0in" fo:margin-bottom="0.1965in" style:contextual-spacing="false"/>
      <style:text-properties officeooo:paragraph-rsid="0020c646"/>
    </style:style>
    <style:style style:name="T1" style:family="text">
      <style:text-properties officeooo:rsid="001ff303"/>
    </style:style>
    <style:style style:name="T2" style:family="text">
      <style:text-properties fo:font-style="italic" style:font-style-asian="italic" style:font-style-complex="italic"/>
    </style:style>
    <style:style style:name="T3" style:family="text">
      <style:text-properties fo:font-style="italic" officeooo:rsid="0020c646" style:font-style-asian="italic" style:font-style-complex="italic"/>
    </style:style>
    <style:style style:name="T4" style:family="text">
      <style:text-properties fo:font-style="italic" officeooo:rsid="0023894a"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0c646" style:font-style-asian="normal" style:font-style-complex="normal"/>
    </style:style>
    <style:style style:name="T7" style:family="text">
      <style:text-properties fo:color="#000000"/>
    </style:style>
    <style:style style:name="T8" style:family="text">
      <style:text-properties fo:color="#000000" style:font-name="Monospace" fo:font-size="10pt" fo:font-weight="bold" style:font-size-asian="10pt" style:font-weight-asian="bold"/>
    </style:style>
    <style:style style:name="T9" style:family="text">
      <style:text-properties fo:color="#000000" style:font-name="Monospace" fo:font-size="10pt" fo:font-weight="bold" officeooo:rsid="0023f5df" style:font-size-asian="10pt" style:font-weight-asian="bold"/>
    </style:style>
    <style:style style:name="T10" style:family="text">
      <style:text-properties fo:color="#000000" style:font-name="Monospace" fo:font-size="10pt" fo:font-style="italic" fo:font-weight="bold" style:font-size-asian="10pt" style:font-style-asian="italic" style:font-weight-asian="bold" style:font-style-complex="italic"/>
    </style:style>
    <style:style style:name="T11" style:family="text">
      <style:text-properties fo:color="#000000" style:font-name="Monospace" fo:font-size="10pt" style:font-size-asian="10pt"/>
    </style:style>
    <style:style style:name="T12" style:family="text">
      <style:text-properties fo:color="#000000" fo:font-size="10pt" fo:font-weight="bold" officeooo:rsid="0023f5df" style:font-size-asian="10pt" style:font-weight-asian="bold"/>
    </style:style>
    <style:style style:name="T13" style:family="text">
      <style:text-properties fo:color="#7f0055" style:font-name="Monospace" fo:font-size="10pt" fo:font-weight="bold" style:font-size-asian="10pt" style:font-weight-asian="bold"/>
    </style:style>
    <style:style style:name="T14" style:family="text">
      <style:text-properties fo:color="#3f7f5f" style:font-name="Monospace" fo:font-size="10pt" style:font-size-asian="10pt"/>
    </style:style>
    <style:style style:name="T15" style:family="text">
      <style:text-properties fo:color="#3f7f5f" style:font-name="Monospace" fo:font-size="10pt" officeooo:rsid="0023894a" style:font-size-asian="10pt"/>
    </style:style>
    <style:style style:name="T16" style:family="text">
      <style:text-properties fo:color="#3f7f5f" style:font-name="Monospace" fo:font-size="10pt" style:text-underline-style="solid" style:text-underline-width="auto" style:text-underline-color="font-color" style:font-size-asian="10pt"/>
    </style:style>
    <style:style style:name="T17" style:family="text">
      <style:text-properties fo:color="#005032" style:font-name="Monospace" fo:font-size="10pt" style:font-size-asian="10pt"/>
    </style:style>
    <style:style style:name="T18" style:family="text">
      <style:text-properties officeooo:rsid="0023894a"/>
    </style:style>
    <style:style style:name="T19" style:family="text">
      <style:text-properties fo:color="#0000c0" style:font-name="Monospace" fo:font-size="10pt" fo:font-style="italic" style:font-size-asian="10pt" style:font-style-asian="italic"/>
    </style:style>
    <style:style style:name="T20" style:family="text">
      <style:text-properties fo:color="#0000c0" style:font-name="Monospace" fo:font-size="10pt" fo:font-weight="bold" style:font-size-asian="10pt" style:font-weight-asian="bold"/>
    </style:style>
    <style:style style:name="T21" style:family="text">
      <style:text-properties fo:color="#0000c0" style:font-name="Monospace" fo:font-size="10pt" fo:font-weight="bold" officeooo:rsid="0023f5df" style:font-size-asian="10pt" style:font-weight-asian="bold"/>
    </style:style>
    <style:style style:name="T22" style:family="text">
      <style:text-properties fo:color="#3c3c3c" style:font-name="Monospace" fo:font-size="10pt" fo:font-style="italic" style:text-underline-style="solid" style:text-underline-width="auto" style:text-underline-color="font-color" style:font-size-asian="10pt" style:font-style-asian="italic"/>
    </style:style>
    <style:style style:name="T23" style:family="text">
      <style:text-properties fo:color="#3c3c3c" style:font-name="Monospace" fo:font-size="10pt" fo:font-style="italic" style:text-underline-style="none" style:font-size-asian="10pt" style:font-style-asian="italic"/>
    </style:style>
    <style:style style:name="T24" style:family="text">
      <style:text-properties officeooo:rsid="0023f5df"/>
    </style:style>
    <style:style style:name="T25" style:family="text">
      <style:text-properties style:use-window-font-color="true" style:font-name="Monospace" fo:font-size="10pt" fo:font-weight="bold" officeooo:rsid="0023f5df" style:font-size-asian="10pt" style:font-weight-asian="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T1">ADE7880 </text:span>Description</text:h>
      <text:p text:style-name="Text_20_body">An ADE7880 Energy Meter middware driver for Raspberry Pi SPI. </text:p>
      <text:p text:style-name="P34">A summary of the ADE7880 properties</text:p>
      <text:list xml:id="list6331461662102374554" text:style-name="L13">
        <text:list-item>
          <text:p text:style-name="P27">7 inputs for phase and neutral: </text:p>
        </text:list-item>
        <text:list-item>
          <text:p text:style-name="P27">4 pairs of full differential Vin (input in pairs, max. input ±0.5V) for current channels </text:p>
        </text:list-item>
        <text:list-item>
          <text:p text:style-name="P27">3 more input pairs for voltage channels </text:p>
        </text:list-item>
        <text:list-item>
          <text:p text:style-name="P15">ADC: </text:p>
        </text:list-item>
      </text:list>
      <text:list xml:id="list8673542882685863355" text:style-name="L14">
        <text:list-item>
          <text:p text:style-name="P28">7 E-A (sigma-delta) ADCs ±0.5V signal full scale </text:p>
        </text:list-item>
        <text:list-item>
          <text:p text:style-name="P28">ADCMAX = 5,928,256, the ADC output when the input is at full scale. </text:p>
        </text:list-item>
        <text:list-item>
          <text:p text:style-name="P28">Work according power mode </text:p>
        </text:list-item>
        <text:list-item>
          <text:p text:style-name="P28">Sampling clock = CLKIN/16 = 1024MHz. </text:p>
        </text:list-item>
        <text:list-item>
          <text:p text:style-name="P28">The ADC outputs are signed twos complement 24-bit data-words and are available at a rate of 8 kSPS. </text:p>
        </text:list-item>
        <text:list-item>
          <text:p text:style-name="P28">E-A ADC have a LPF at their final stage to anti-aliasing. Are -20dB/decay so pay attention when </text:p>
        </text:list-item>
        <text:list-item>
          <text:p text:style-name="P28">using Rogowsky sensor, this is +20dB/decay and they neutralize each other. </text:p>
        </text:list-item>
        <text:list-item>
          <text:p text:style-name="P28">When using a di/dt sensor, there are independent built-in integrators that can be activated </text:p>
        </text:list-item>
        <text:list-item>
          <text:p text:style-name="P28">independently for each channel. They have a -20dB/dec so they offset the 20dB/dec again. </text:p>
        </text:list-item>
        <text:list-item>
          <text:p text:style-name="P28">Cascade another RC filter to get -40dB/dec to solve these issues. </text:p>
        </text:list-item>
        <text:list-item>
          <text:p text:style-name="P28">The ADC output is between -5,326,737 (0xAEB86F) and +5,326,737 (0x514791). Note that these are nominal values and every ADE7880 varies around these values. </text:p>
        </text:list-item>
        <text:list-item>
          <text:p text:style-name="P28">The registers are 24bits and they can be accessed as 32 bits with 24 bits right padded of info, 4 more bits padded as bit 23 (it is a sign bit) and 4 more padded as bit 23 in some registers or 0 in some other. </text:p>
        </text:list-item>
        <text:list-item>
          <text:p text:style-name="P16">The ADE7880 can be configured to output a signal when the calculations are ready to read. </text:p>
        </text:list-item>
      </text:list>
      <text:list xml:id="list3738726729681100304" text:style-name="L15">
        <text:list-item>
          <text:p text:style-name="P17">Communication: </text:p>
        </text:list-item>
      </text:list>
      <text:list xml:id="list1272503002436681425" text:style-name="L16">
        <text:list-item>
          <text:p text:style-name="P29">Serial interfaces I2C, SPI or HSDC. For harmonics reading, HSDC in burst mode reading is recommended. Working modes of interest: </text:p>
        </text:list-item>
        <text:list-item>
          <text:p text:style-name="P29">As Energy meter, where all Fundamental, Apparent, Reactive or accumulated instantaneous or RMS phase powers and their components are calculated and many different properties of the signal can be computed. </text:p>
        </text:list-item>
        <text:list-item>
          <text:p text:style-name="P18">As a Harmonics meter, contains a harmonic engine that analyses one phase at a time. Harmonic information is computed with a no attenuation pass band of 2.8 kHz (corresponding to a -3 dB bandwidth of 3.3 kHz) and it is specified for line frequencies between 45 Hz and 66 Hz. Neutral current can also be analysed simultaneously with the sum of the phase currents. Figure 82 at p.58 of the Data-Sheet presents a synthesized diagram of the harmonic engine, its settings and its output registers. </text:p>
        </text:list-item>
      </text:list>
      <text:p text:style-name="Standard"/>
      <text:p text:style-name="Standard"/>
      <text:p text:style-name="Standard"/>
      <text:h text:style-name="Heading_20_2" text:outline-level="2"><text:soft-page-break/>Driver implementation</text:h>
      <text:p text:style-name="Heading">HAL, Driver and Middware C code</text:p>
      <text:p text:style-name="Text_20_body">This ADE7880 will be used as a slave of a Raspberry Pi to measure the produced energy. For that reason a HAL, a driver and middware were implemented to operate with it.</text:p>
      <text:p text:style-name="Text_20_body">Following the same structure as all along the code, folders starting by 'pi_*' are specific RaspPi drivers to operate the peripheral indicated by the tail name. As in this case 'pi_ade7880' indicates that is the driver that provides control and a set of functions and callbacks to drive the ADE7880 IC.</text:p>
      <text:p text:style-name="Text_20_body">Inside this folder, one may find subfolders named by the peripheral's name, 'ade7880', indicating that this is an external peripheral with its independent HAL and driver. Files starting by the peripheral name 'ade7880_*' are specific HAL and driver code, build to be independent to the µC and portable C code, such in away that only a set of files in the parent folder are required as middware to allow other systems specific code interact with the driver. Files starting by 'pi_*' followed by the peripheral's name, as 'pi_ade7880*' belong to the middware that provides access to and from the Raspberry Pi with the ADE7880 IC. </text:p>
      <text:p text:style-name="P6">/pi_ade7880 Folder containig middware, driver and HAL</text:p>
      <text:p text:style-name="P7">|_pi_ade7880_config.h RasPi <text:a xlink:type="simple" xlink:href="../C_Workspace/ESP_MCU/Documentation/html/group__ADE7880__config.html#gga0d700e49cdeb98500ac1cccfeb6d6cc1aefea9eb0772378037221a3f1fe759a76">SPI</text:a> to ADE Hook configuration file</text:p>
      <text:p text:style-name="P7">|_/src</text:p>
      <text:p text:style-name="P7"><text:tab/>|_ade_driver.h Provides access to the driver from outside world</text:p>
      <text:p text:style-name="P7"><text:tab/>|_ /ade7880 Driver and HAL</text:p>
      <text:p text:style-name="P7"><text:tab/><text:tab/>|_ade7880_registers § HAL definitions</text:p>
      <text:p text:style-name="P7"><text:tab/><text:tab/>|_ade7880_configuration Speciphic ADE IC configuration definitions</text:p>
      <text:p text:style-name="P7"><text:tab/><text:tab/>|_ade_spi_protocol Builds the Tx Rv buffer and callbacks to pi_ade middware</text:p>
      <text:p text:style-name="P7"><text:tab/><text:tab/>|_ade_src_cmd_handler Provides public functions to interact with the IC</text:p>
      <text:p text:style-name="P7"><text:tab/>|_pi_ade7880_drv Middware driver to allow ADE driver access RasPi <text:a xlink:type="simple" xlink:href="../C_Workspace/ESP_MCU/Documentation/html/group__ADE7880__config.html#gga0d700e49cdeb98500ac1cccfeb6d6cc1aefea9eb0772378037221a3f1fe759a76">SPI</text:a> driver</text:p>
      <text:p text:style-name="P7"><text:tab/>|_pi_ade_gpio Middware driver to allow ADE driver access the GPIO pins</text:p>
      <text:p text:style-name="P7"/>
      <text:p text:style-name="Text_20_body">To implement this driver and have access to the public functions, one should include the file "ade7880_driver.h" into the files requiring it.</text:p>
      <text:p text:style-name="Text_20_body"/>
      <text:h text:style-name="Heading_20_2" text:outline-level="2"/>
      <text:h text:style-name="P33" text:outline-level="2">ADE7880 Driver</text:h>
      <text:p text:style-name="P35">files here build the transmission buffer and read back the incoming SPI information. Provide two main methods to handle the most important operations, '<text:a xlink:type="simple" xlink:href="../C_Workspace/ESP_MCU/Documentation/html/ade7880__srv__cmd__handler_8c.html#ad7ac4f19558b44ef5a9b423071851b5e">ADE_command_handler()</text:a>' and '<text:a xlink:type="simple" xlink:href="../C_Workspace/ESP_MCU/Documentation/html/ade7880__srv__cmd__handler_8c.html#aedfa0b105ec0da3b176100fd3176615d">ADE_measure()</text:a>' understanding these two, one can operate the energy meter to configure and obtain measurements. </text:p>
      <text:p text:style-name="P35"/>
      <text:p text:style-name="Heading">ADE7880 General Configuration file</text:p>
      <text:p text:style-name="List_20_Heading"><text:s/><text:a xlink:type="simple" xlink:href="../C_Workspace/ESP_MCU/Documentation/html/ade7880__configuration_8h.html">ade7880_configuration.h</text:a>. </text:p>
      <text:p text:style-name="Text_20_body">This file provides different definitions to serve as ADE7880 general standard configuration values for its two main different working modes, as an energy meter or as a harmonics meter.</text:p>
      <text:p text:style-name="Text_20_body">To understand what these values refer to, one should cross-check them with the datasheet. Any change here will directly affect to any ADE7880 measurement, for that reason is highly recommended to read the document before manipulating the values here.</text:p>
      <text:p text:style-name="Text_20_body">The values here are standard to measure currents with a C.T. and one may use them as they are but, to a proper accuracy and performance, the device should be calibrated as mentioned in the datasheet. </text:p>
      <text:p text:style-name="Heading">ADE7880 QUICK SETUP AS ENERGY METER</text:p>
      <text:p text:style-name="Text_20_body">An energy meter is usually characterized by the nominal current In, nominal voltage Vn, nominal frequency fn, and the meter constant MC.</text:p>
      <text:p text:style-name="Text_20_body">To quickly set up the ADE7880, execute the following steps:</text:p>
      <text:p text:style-name="Text_20_body">1. Select the PGA gains in the phase currents, voltages and neutral current channels: Bits[2:0](PGA1), Bits[5:3](PGA2) and Bits[8:6](PGA3) in the Gain register.</text:p>
      <text:p text:style-name="Text_20_body">2. If Rogowski coils are used, enable the digital integrators in the phase and neutral currents: Bit 0 (INTEN) set to 1 in the CONFIG register. Initialize the DICOEFF register to 0xFF8000 before setting the INTEN bit in the CONFIG register.</text:p>
      <text:p text:style-name="Text_20_body">3. If fn is between 55 Hz and 66 Hz, set Bit 14 (SELFREQ) in the COMPMODE register.</text:p>
      <text:p text:style-name="Text_20_body">4. Initialize all the other data memory RAM registers. Write the last register in the queue three times to ensure that its value is written into the RAM.</text:p>
      <text:p text:style-name="Text_20_body">5. Initialize the WTHR, VARTHR, VATHR, VLEVEL and VNOM registers based on DataSheet Equation 26, Equation 37, Equation 44, Equation 22, and Equation 42, respectively.</text:p>
      <text:p text:style-name="Text_20_body">6. Initialize CF1DEN, CF2DEN, and CF3DEN based on DataSheet Equation 49.</text:p>
      <text:p text:style-name="Text_20_body">7. Enable the data memory RAM protection by writing 0xAD to an internal 8-bit register located at Address 0xE7FE followed by a write of 0x80 to an internal 8-bit register located at Address 0xE7E3.</text:p>
      <text:p text:style-name="Text_20_body">8. Read back all data memory RAM registers to ensure that they initialized with the desired values. If one or more registers did not initialize correctly, disable the protection by writing 0xAD to an <text:soft-page-break/>internal 8-bit register at Address 0xE7FE, followed by a write of 0x00 to an internal 8-bit register located at Address 0xE7E3. Reinitialize the registers,and write the last register in the queue three times. Enable the write protection by writing 0xAD to an internal 8-bit register located at Address 0xE7FE, followed by a write of 0x80 to an internal 8-bit register located at Address 0xE7E3.</text:p>
      <text:p text:style-name="Text_20_body">9. Start the DSP by setting Run = 1.</text:p>
      <text:p text:style-name="Text_20_body">10. Read the energy registers xWATTHR, xVAHR, xFWATTHR, and xFVARHR to erase their content and start energy accumulation from a known state.</text:p>
      <text:p text:style-name="Text_20_body">11. Enable the CF1, CF2, and CF3 frequency converter outputs by clearing bits 9, 10, and 11 (CF1DIS, CF2DIS, and CF3DIS) to 0 in the CFMODE register. For a quick setup of the ADE7880 harmonic calculations, see the Recommended Approach to Managing Harmonic Calculations section.</text:p>
      <text:p text:style-name="Text_20_body">(1) One may first follow the procedure to power up the ADE7880 and turn on communications protocol </text:p>
      <text:p text:style-name="Heading">Harmonics Calculation extract from DataSheet p.57).</text:p>
      <text:p text:style-name="Text_20_body">band-pass up to 2.8KHz with no attenuation (Bandwidth (-3dB) 3.3KHz) Maximum Harmonic index Nh = 2800/f(50Hz.) = 56 Maximun harmonic indexes that can be read is 3 HX, HY and HZ (i.e. HX=3rd harmonic, HY=5th and HZ=7th). Table of output registers for Harmonic calculations in p.58 of DataSheet. Two main working modes, Phases A, B and C can be monitored or neutral line current. When a phase is monitored, fundamental + 3 selected harmonics indexes are analysed simultaneously. When neutral is monitored and the sum of the phase currents, only related Harmonics RMS registers are updated (pag. 63) When Neutral line currents are of the interest: When analysing neutral line, neutral current can be simultaneously analysed with the sum of the three phase currents. The update rate of the registers can be controlled. For that, one of the phases has to be connected and monitored to serve as a time base line. When reading neutral currents, In 3-phase systems, the neutral current is equal to the algebraic sum of the phase currents: IN(t) = IA(t) + IB(t) + IC(t) If there is a mismatch between these two quantities, then a tamper situation may have occurred in the system. This sum can be read by ISUM register. The ADE7880 computes the difference between the absolute values of ISUM and the neutral current from the INWV register, take its absolute value and compare it against the ISUMLVL threshold. (D-S p.36)</text:p>
      <text:p text:style-name="Heading">Recommended approach for managing Harmonic Calculations (p.64)</text:p>
      <text:p text:style-name="Text_20_body">The recommended approach to managing the ADER7880 harmonic calculations is the following:</text:p>
      <text:p text:style-name="Text_20_body">1. Set up Bit 2 (CF2DIS) in the CONFIG register. Set CF2DIS bit to 1 to use the CF2/HREADY pin to signal when the harmonic calculations have settled and are updated. The high to low transition of HREADY signal indicates when to read the harmonic registers. Use the burst reading mode to read the harmonic registers as it is the most efficient way to read them.</text:p>
      <text:p text:style-name="Text_20_body">This is done in the following way (1): -Set bit 2 of 'CONFIG' register, address 0xE618, as 1 so CONFIG = 0x0006 (CONFIG register is 16bits) -Write the register at least twice (in case you write the register individually, if sequentially, write twice only the last). -Read the last written register to check that it was a successful write.</text:p>
      <text:p text:style-name="Text_20_body"><text:soft-page-break/>2. Choose the harmonics to be monitored by setting HX, HY and HZ: -write 'HX' 0xEA08 (8bits) with the desired harmonic index (i.e. 1 for Fundamental) -write 'HY' 0xEA09 (8bits) as i.e. 5 to measure the 5th harmonic -write 'HZ' 0xEA0A (8bits) as 7, 7th harmonic</text:p>
      <text:p text:style-name="Text_20_body">3. Select all the HCONFIG register bits.</text:p>
      <text:p text:style-name="Text_20_body">4. Write 'HCONFIG' 0xE900 (16bit), i.e. with update rate of 1ms (HCONFIG = 0x0047)</text:p>
      <text:p text:style-name="Text_20_body">5. Initialize the gain registers used in the calculations. Leave the offset registers to 0.</text:p>
      <text:p text:style-name="Text_20_body">6. Write 'GAIN' 0xE60F 16bits register as 0.</text:p>
      <text:p text:style-name="Text_20_body">7. If Rogowski coils are used, enable the digital integrators in the phase and neutral currents: Bit 0 (INTEN) set to 1 in the CONFIG register. Initialize the DICOEFF register to 0xFF8000 before setting the INTEN bit in the CONFIG register.</text:p>
      <text:p text:style-name="Text_20_body">8. Start the DSP by setting Run = 1.</text:p>
      <text:p text:style-name="Text_20_body">9. Read the registers in which the harmonic information is stored using the burst or regular reading mode at high to low transitions of CF2/HREADY pin.</text:p>
      <text:p text:style-name="Text_20_body">10. CF2/HREADY pin can be programmed as an interrupt (read DataSheet Configuring Harmonic Calculations Update rate p.63-64)and its value is stored and can be read in 'STATUS0' register 0xE502 32bits</text:p>
      <text:p text:style-name="Text_20_body">11. For neutral line monitoring read to 'HXIRMS' 0xE889 (32bits), 'HYIRMS' 0xE891 (32bits) and 'HZIRMS' 0xE899 (32bits) (before proceeding with a reading one must follow the procedure to initialize and turn on the ADE7880 DSP)</text:p>
      <text:p text:style-name="Text_20_body">(1) One may first follow the procedure to power up the ADE7880 and turn on communications protocol</text:p>
      <text:p text:style-name="Heading">Configuration of working mode: Energy Meter or Harmonics Meter</text:p>
      <text:p text:style-name="Text_20_body">The first step that should be taken is to configure the desired working mode of the EM chip. By default the EM will work as an ENERGY METER. Opening the file "definitions.h" one can select to operate as a Harmonics meter by uncommenting the following line of the named file: </text:p>
      <text:p text:style-name="P19">#define HARMONICS_MODE 1 // For measuring Harmonics registers activation</text:p>
      <text:p text:style-name="Text_20_body">the system will be configured as a Neutral Line HARMONICS Meter</text:p>
      <text:p text:style-name="Heading">Harmonics Configuration Values</text:p>
      <text:p text:style-name="Text_20_body">Harmonic indexes: In the same file, indexes for harmonics can be found as follows: </text:p>
      <text:p text:style-name="Standard"><text:tab/><text:span text:style-name="T2">//harmonics indexes' macros</text:span></text:p>
      <text:p text:style-name="P1"><text:tab/>#define HX_VAL <text:tab/>0x01</text:p>
      <text:p text:style-name="P1"><text:tab/>#define HY_VAL <text:tab/>0x05</text:p>
      <text:p text:style-name="P1"><text:tab/>#define HZ_VAL <text:tab/>0x07</text:p>
      <text:p text:style-name="Standard"/>
      <text:p text:style-name="Text_20_body">Selecting the desired harmonics at each index is done here. One should pay attention that EM Absolute Maximum Number of Harmonics is 63 but the maximum number of harmonic is (2800 / Fundamental line frequency). This is due to its properties in which its Total Active Energy <text:soft-page-break/>Measurement Bandwidth (-3 dB) is 3.3KHz. Read the EM data-sheet for more information.</text:p>
      <text:p text:style-name="Text_20_body">Harmonics macros: </text:p>
      <text:p text:style-name="Standard"><text:tab/>#define SELECTED_LINE <text:tab/><text:tab/><text:tab/>NEUTRAL_LINE <text:tab/>(1)</text:p>
      <text:p text:style-name="Standard"><text:tab/>#define NUMBER_OF_SAMPLES <text:tab/><text:tab/>1 <text:tab/><text:tab/><text:tab/>(2)</text:p>
      <text:p text:style-name="Standard"><text:tab/>#define CONFIG_CF2DIS_BIT <text:tab/><text:tab/>0 <text:tab/><text:tab/><text:tab/>(3)</text:p>
      <text:p text:style-name="Standard"><text:tab/>#define HCONFIG_HRCFG_BIT <text:tab/><text:tab/>1 <text:tab/><text:tab/><text:tab/>(4)</text:p>
      <text:p text:style-name="Standard"><text:tab/>#define HCONFIG_HSTIME_BITS <text:tab/><text:tab/>0b00 <text:tab/><text:tab/><text:tab/>(5)</text:p>
      <text:p text:style-name="Standard"><text:tab/>#define HCONFIG_HRATE_BITS <text:tab/><text:tab/>0b000 <text:tab/><text:tab/><text:tab/>(6)</text:p>
      <text:p text:style-name="Standard"><text:tab/>#define HCONFIG_ACTPHSEL_BITS <text:tab/>0b00 <text:tab/><text:tab/><text:tab/>(7)</text:p>
      <text:p text:style-name="Standard"/>
      <text:p text:style-name="Text_20_body">(1) Select phase or neutral line to monitor. Options: NEUTRAL_LINE, PHASE_A, PHASE_B or PHASE_C.</text:p>
      <text:p text:style-name="Text_20_body">(2) Number of samples per reading: From one single reading to as many as desired and the average of the total readings is calculated in the following way: (sum up all the readings) / (number of readings)</text:p>
      <text:p text:style-name="Text_20_body">(3) Set CF2DIS bit in CONFIG to 1 to use CF2/HREADY pin to wait for a new calculation value is completed and its register has settle for HRCFG &amp; HSTIME. (*)</text:p>
      <text:p text:style-name="Text_20_body">(4) Set HRCFG bit in HCONFIG (*): 0(Default) = waits HSTIME to settle and triggers HREADY : 1 = Triggers HREADY immediately</text:p>
      <text:p text:style-name="Text_20_body">(5) Set HSTIME bits in HCONFIG (*) : (Default) 01 = 750ms of settle time : 500ms (00) : 1 sec (10) : 1250 ms (11).</text:p>
      <text:p text:style-name="Text_20_body">(6) Set HRATE bits in HCONFIG (*):(Default) 000 = the update rate of the harmonic registers. 000 = 8kHz</text:p>
      <text:p text:style-name="Text_20_body">(7) Set ACTPHSEL bits in HCONFIG (*): (Default = 00 phase A) To select the phase voltage used as time base for harmonic calculations. The selected phase has to be connected to its input pins.</text:p>
      <text:p text:style-name="Text_20_body">(*) Read EM data-sheet for more information.</text:p>
      <text:p text:style-name="Text_20_body">Integrator: In case of using a di/dt current sensor, the EM has its own integrator which can be activated by the next macro </text:p>
      <text:p text:style-name="Standard"><text:tab/>// di/dt current sensor and digital integrator</text:p>
      <text:p text:style-name="P5">// #define INTEGRATOR (8)</text:p>
      <text:p text:style-name="P5">#ifdef INTEGRATOR</text:p>
      <text:p text:style-name="P5">#define PI_INTEGRATOR <text:tab/><text:tab/>DISABLE (9)</text:p>
      <text:p text:style-name="P5">#define NI_INTEGRATOR <text:tab/><text:tab/>ENABLE (10)</text:p>
      <text:p text:style-name="P5">#endif</text:p>
      <text:p text:style-name="Standard"/>
      <text:p text:style-name="Text_20_body">(8) #ifdef INTEGRATOR enables (uncomment) or disables (comment) on-chip digital integrator for neutral current path as desired, whenever a di/dt curent sensor is being used When INTEGRATOR is enabled:</text:p>
      <text:p text:style-name="Text_20_body">(9) Enable or disable on-chip digital integrator for Phase Current paths</text:p>
      <text:p text:style-name="Text_20_body">(10) Enable or disable on-chip digital integrator for Neutral Current path</text:p>
      <text:p text:style-name="Standard"><text:soft-page-break/></text:p>
      <text:p text:style-name="Standard"/>
      <text:p text:style-name="P3">The driver returns are always the possible error. A list of the error may be found in the file as <text:span text:style-name="T2">error_list_et </text:span><text:span text:style-name="T5">enumeration.</text:span></text:p>
      <text:p text:style-name="P3"/>
      <text:p text:style-name="P4">To communicate, configure and read values from/to the ADE7880, two <text:span text:style-name="T18">important</text:span> methods are provided.</text:p>
      <text:h text:style-name="Heading_20_3" text:outline-level="3"/>
      <text:p text:style-name="P2"><text:span text:style-name="T17">error_list_et</text:span><text:span text:style-name="T11"><text:tab/></text:span><text:span text:style-name="T8">ADE_command_handler</text:span><text:span text:style-name="T11">(</text:span><text:span text:style-name="T17">uint32_t</text:span><text:span text:style-name="T11"> pid, </text:span></text:p>
      <text:p text:style-name="P2"><text:span text:style-name="T11"><text:tab/><text:tab/><text:tab/><text:tab/><text:tab/><text:tab/> <text:s/></text:span><text:span text:style-name="T17">uint32_t</text:span><text:span text:style-name="T11"> cmd,</text:span></text:p>
      <text:p text:style-name="P2"><text:span text:style-name="T11"><text:tab/><text:tab/><text:tab/><text:tab/><text:tab/><text:tab/> <text:s/></text:span><text:span text:style-name="T17">uint8_t</text:span><text:span text:style-name="T11"> arg,...);</text:span></text:p>
      <text:p text:style-name="P2"><text:span text:style-name="T11"/></text:p>
      <text:p text:style-name="P8"><text:span text:style-name="T17">error_list_et</text:span><text:span text:style-name="T11"> <text:tab/></text:span><text:span text:style-name="T8">ADE_measure</text:span><text:span text:style-name="T11"><text:tab/>(</text:span><text:span text:style-name="T17">uint32_t</text:span><text:span text:style-name="T11"> pid, </text:span></text:p>
      <text:p text:style-name="P8"><text:span text:style-name="T11"><text:tab/><text:tab/><text:tab/><text:tab/><text:tab/></text:span><text:span text:style-name="T17">uint8_t</text:span><text:span text:style-name="T11"> cmd,</text:span></text:p>
      <text:p text:style-name="P8"><text:span text:style-name="T11"><text:tab/><text:tab/><text:tab/><text:tab/><text:tab/></text:span><text:span text:style-name="T17">uint8_t</text:span><text:span text:style-name="T11"> channel,</text:span></text:p>
      <text:p text:style-name="P8"><text:span text:style-name="T11"><text:tab/><text:tab/><text:tab/><text:tab/><text:tab/></text:span><text:span text:style-name="T17">uint16_t</text:span><text:span text:style-name="T11"> samples, </text:span></text:p>
      <text:p text:style-name="P8"><text:span text:style-name="T8"><text:tab/><text:tab/><text:tab/><text:tab/><text:tab/></text:span><text:span text:style-name="T13">float</text:span><text:span text:style-name="T11"> *result);</text:span></text:p>
      <text:p text:style-name="P25"/>
      <text:p text:style-name="P26">Return: Both return a possible error or NO_ERROR ('0'). </text:p>
      <text:p text:style-name="P26">Parameters: <text:line-break/><text:tab/>pid: Unique app ID an unsigned integer 32bits long.<text:line-break/><text:tab/>cmd: <text:s/>the command for configure and measurements lists: </text:p>
      <text:p text:style-name="P30"><text:span text:style-name="T14"><text:tab/><text:tab/>/* internal use </text:span><text:span text:style-name="T15">for </text:span><text:span text:style-name="T16">config</text:span><text:span text:style-name="T14"> commands <text:s/>*/</text:span></text:p>
      <text:p text:style-name="P13"><text:span text:style-name="T13">typedef</text:span><text:span text:style-name="T11"> </text:span><text:span text:style-name="T13">enum</text:span><text:span text:style-name="T11">{</text:span></text:p>
      <text:p text:style-name="P12"><text:span text:style-name="T11"><text:tab/></text:span><text:span text:style-name="T19">ADE7880_SET_SPI_COMM</text:span><text:span text:style-name="T11">,</text:span></text:p>
      <text:p text:style-name="P12"><text:span text:style-name="T11"><text:tab/></text:span><text:span text:style-name="T19">ADE7880_SPI_COMM_LOCK</text:span><text:span text:style-name="T11">,</text:span></text:p>
      <text:p text:style-name="P12"><text:span text:style-name="T11"><text:tab/></text:span><text:span text:style-name="T19">ADE7880_RESET</text:span><text:span text:style-name="T11">,</text:span></text:p>
      <text:p text:style-name="P12"><text:span text:style-name="T11"><text:tab/></text:span><text:span text:style-name="T19">POWER_MODE</text:span><text:span text:style-name="T11">,</text:span></text:p>
      <text:p text:style-name="P12"><text:span text:style-name="T11"><text:tab/></text:span><text:span text:style-name="T19">VLEVEL_CMD</text:span><text:span text:style-name="T11">,</text:span></text:p>
      <text:p text:style-name="P12"><text:span text:style-name="T11"><text:tab/></text:span><text:span text:style-name="T19">COMPMODE_CMD</text:span><text:span text:style-name="T11">,</text:span></text:p>
      <text:p text:style-name="P12"><text:span text:style-name="T11"><text:tab/></text:span><text:span text:style-name="T19">VNOM_CMD</text:span><text:span text:style-name="T11">,</text:span></text:p>
      <text:p text:style-name="P12"><text:span text:style-name="T11"><text:tab/></text:span><text:span text:style-name="T19">THRESHOLD</text:span><text:span text:style-name="T11">,</text:span></text:p>
      <text:p text:style-name="P12"><text:span text:style-name="T11"><text:tab/></text:span><text:span text:style-name="T19">DSP_RUN</text:span><text:span text:style-name="T11">,</text:span></text:p>
      <text:p text:style-name="P12"><text:span text:style-name="T11"><text:tab/></text:span><text:span text:style-name="T19">DSP_STOP</text:span><text:span text:style-name="T11">,</text:span></text:p>
      <text:p text:style-name="P12"><text:span text:style-name="T11"><text:tab/></text:span><text:span text:style-name="T19">GAIN_INIT</text:span><text:span text:style-name="T11">,</text:span></text:p>
      <text:p text:style-name="P12"><text:span text:style-name="T11"><text:tab/></text:span><text:span text:style-name="T19">QUICK_SETUP_AS_ENERGY_METER</text:span><text:span text:style-name="T11">,</text:span></text:p>
      <text:p text:style-name="P12"><text:span text:style-name="T11"><text:tab/></text:span><text:span text:style-name="T19">HARMONICS_INIT</text:span><text:span text:style-name="T11">,</text:span></text:p>
      <text:p text:style-name="P12"><text:span text:style-name="T11"><text:tab/></text:span><text:span text:style-name="T19">INTEGRATOR_INIT</text:span><text:span text:style-name="T11">,</text:span></text:p>
      <text:p text:style-name="P12"><text:span text:style-name="T11"><text:tab/></text:span><text:span text:style-name="T19">RAM_PROTECTION</text:span><text:span text:style-name="T11">,</text:span></text:p>
      <text:p text:style-name="P12"><text:span text:style-name="T11"><text:tab/></text:span><text:span text:style-name="T19">WRITE_REGISTER</text:span></text:p>
      <text:p text:style-name="P12"><text:span text:style-name="T11">}</text:span><text:span text:style-name="T17">config_cmd_et</text:span><text:span text:style-name="T11">;</text:span></text:p>
      <text:p text:style-name="P12"/>
      <text:p text:style-name="P12"><text:span text:style-name="T14">/* internal use </text:span><text:span text:style-name="T15">for </text:span><text:span text:style-name="T14">measurement read</text:span><text:span text:style-name="T15">ings</text:span><text:span text:style-name="T14"> commands list */</text:span></text:p>
      <text:p text:style-name="P12"><text:span text:style-name="T13">typedef</text:span><text:span text:style-name="T11"> </text:span><text:span text:style-name="T13">enum</text:span><text:span text:style-name="T11">{</text:span></text:p>
      <text:p text:style-name="P12"><text:span text:style-name="T11"><text:tab/></text:span><text:span text:style-name="T19">PHASE_VRMS</text:span><text:span text:style-name="T11">,</text:span></text:p>
      <text:p text:style-name="P12"><text:span text:style-name="T11"><text:tab/></text:span><text:span text:style-name="T19">PHASE_IRMS</text:span><text:span text:style-name="T11">,</text:span></text:p>
      <text:p text:style-name="P12"><text:span text:style-name="T11"><text:tab/></text:span><text:span text:style-name="T19">PHASE_ACTIVE_WH</text:span><text:span text:style-name="T11">,</text:span></text:p>
      <text:p text:style-name="P12"><text:span text:style-name="T11"><text:tab/></text:span><text:span text:style-name="T19">PHASE_ACTIVE_POWER</text:span><text:span text:style-name="T11">,</text:span></text:p>
      <text:p text:style-name="P12"><text:span text:style-name="T11"><text:tab/></text:span><text:span text:style-name="T19">IHARMONIC_RMS</text:span><text:span text:style-name="T11">,</text:span></text:p>
      <text:p text:style-name="P12"><text:span text:style-name="T11"><text:tab/></text:span><text:span text:style-name="T19">VHARMONIC_RMS</text:span><text:span text:style-name="T11">,</text:span></text:p>
      <text:p text:style-name="P12"><text:span text:style-name="T11"><text:tab/></text:span><text:span text:style-name="T19">IHARMONIC_HD</text:span><text:span text:style-name="T11">,</text:span></text:p>
      <text:p text:style-name="P12"><text:span text:style-name="T11"><text:tab/></text:span><text:span text:style-name="T19">VHARMONIC_HD</text:span><text:span text:style-name="T11">,</text:span></text:p>
      <text:p text:style-name="P12"><text:span text:style-name="T11"><text:tab/></text:span><text:span text:style-name="T19">REGISTER</text:span></text:p>
      <text:p text:style-name="P12"><text:span text:style-name="T11">}</text:span><text:span text:style-name="T17">measurement_cmd_et</text:span><text:span text:style-name="T11">;</text:span></text:p>
      <text:p text:style-name="P30"><text:soft-page-break/><text:span text:style-name="T18"><text:tab/>arg: arguments required for configuring purposes. Read the function code calls to get a list <text:tab/>of them <text:line-break/><text:tab/>channel: enumeration</text:span></text:p>
      <text:p text:style-name="P14"><text:span text:style-name="T14">/* internal use measurement read commands list */</text:span></text:p>
      <text:p text:style-name="P12"><text:span text:style-name="T13">typedef</text:span><text:span text:style-name="T11"> </text:span><text:span text:style-name="T13">enum</text:span><text:span text:style-name="T11">{</text:span></text:p>
      <text:p text:style-name="P12"><text:span text:style-name="T11"><text:tab/></text:span><text:span text:style-name="T19">PHASE_A</text:span><text:span text:style-name="T11"> = 0,</text:span></text:p>
      <text:p text:style-name="P12"><text:span text:style-name="T11"><text:tab/></text:span><text:span text:style-name="T23">PHASE_B</text:span><text:span text:style-name="T11"> = 1,</text:span></text:p>
      <text:p text:style-name="P12"><text:span text:style-name="T11"><text:tab/></text:span><text:span text:style-name="T19">PHASE_C</text:span><text:span text:style-name="T11"> = 2,</text:span></text:p>
      <text:p text:style-name="P12"><text:span text:style-name="T11"><text:tab/></text:span><text:span text:style-name="T19">NEUTRAL_LINE</text:span><text:span text:style-name="T11"> = 3,</text:span></text:p>
      <text:p text:style-name="P12"><text:span text:style-name="T11"><text:tab/></text:span><text:span text:style-name="T19">ISUM_HD</text:span><text:span text:style-name="T11">,</text:span></text:p>
      <text:p text:style-name="P12"><text:span text:style-name="T11"><text:tab/></text:span><text:span text:style-name="T19">HX_CH</text:span><text:span text:style-name="T11">,</text:span></text:p>
      <text:p text:style-name="P12"><text:span text:style-name="T11"><text:tab/></text:span><text:span text:style-name="T19">HY_CH</text:span><text:span text:style-name="T11">,</text:span></text:p>
      <text:p text:style-name="P12"><text:span text:style-name="T11"><text:tab/></text:span><text:span text:style-name="T19">HZ_CH</text:span><text:span text:style-name="T11">,</text:span></text:p>
      <text:p text:style-name="P12"><text:span text:style-name="T11"><text:tab/></text:span><text:span text:style-name="T19">INRMS</text:span></text:p>
      <text:p text:style-name="P12"><text:span text:style-name="T11">}</text:span><text:span text:style-name="T17">measurement_ch_et</text:span><text:span text:style-name="T11">;</text:span></text:p>
      <text:p text:style-name="P30"><text:span text:style-name="T18"><text:line-break/><text:tab/>samples: one may set this in the global configuration file, there is definition for this, or manually, it just tells the driver the amount of readings to get a value. The result is </text:span></text:p>
      <text:p text:style-name="P30"><text:span text:style-name="T18"><text:tab/><text:tab/><text:tab/></text:span><text:span text:style-name="T4">the sum of the readings / samples</text:span></text:p>
      <text:p text:style-name="P31">result: as all the methods return the error, the measurement result container address has to be passed as parameter.</text:p>
      <text:p text:style-name="P31"><text:span text:style-name="T24">T</text:span>his methods integrate the most used functions to communicate to the ade7880 but not all, one may access directly to the energy meter b<text:span text:style-name="T24">y means of</text:span></text:p>
      <text:p text:style-name="P9"><text:span text:style-name="T8"><text:tab/>ADE_command_handler</text:span><text:span text:style-name="T9">(pid, </text:span><text:span text:style-name="T21">WRITE_REGISTER</text:span><text:span text:style-name="T9">, value_to_write)</text:span></text:p>
      <text:p text:style-name="P9"><text:span text:style-name="T9"/></text:p>
      <text:p text:style-name="P32">to configure any other value than those in the commands enumeration</text:p>
      <text:h text:style-name="P33" text:outline-level="2">PI ADE7880 <text:s/>Middware driver</text:h>
      <text:p text:style-name="P36">files starting by 'pi_ade7880*' provide the hook code in that way that the ADE driver can call the functions in here not having to know how to access the SPI driver. The functions in here allow to connect the ADE pins to RasPi GPIO providing direct hardware access to manipulate the pins state, as i.e. to modify the working mode and a set of functions to allow SPI reads and writes from/to the ADE</text:p>
      <text:p text:style-name="P24">This middware is µController or processor dependent in a way that specificµControllerand hardware access like I/O addresses are hanled here so they are hidden to the ADE7880 driver.</text:p>
      <text:p text:style-name="P20"><text:span text:style-name="T5">This is the middware associated to the ade7880 drive, as the driver is kept as portable as possible, it requires a hook code to tie it up to its environment, by software we have already said that only requires of the </text:span><text:span text:style-name="T2">ade7880_driver.h </text:span><text:span text:style-name="T5">file included in your code, but the hardware requirements may be <text:s/>different in your implementation. </text:span></text:p>
      <text:p text:style-name="P21"><text:span text:style-name="T5">Files </text:span><text:span text:style-name="T2">pi_ade</text:span><text:span text:style-name="T3">7880_drv.c, </text:span><text:span text:style-name="T2">pi_ade</text:span><text:span text:style-name="T3">7880_drv.c </text:span><text:span text:style-name="T6">and</text:span><text:span text:style-name="T3"> pi_ade7880_gpio.c </text:span><text:span text:style-name="T6">hold the definitions for the specific hardware GPIO pins and the methods that will be called by the driver to access to the SPI.</text:span></text:p>
      <text:p text:style-name="P22"><text:span text:style-name="T5">As the driver doesn't recognize anything outside of its folder, this middware provides the methods to access to SPI at hardware level or as in this code, by means of the SPI middware and the bcm2835 library. The methods are passed to the driver as callbacks before the use of it, that is why it is mandatory to set and send these callback right anoce and at the beginning of its use by calling</text:span></text:p>
      <text:p text:style-name="P22"><text:span text:style-name="T5"><text:s/><text:tab/><text:tab/></text:span><text:span text:style-name="T10">PI_ADE_ADE7880_driverCallbacks()</text:span></text:p>
      <text:p text:style-name="P23"><text:span text:style-name="T7">and sending into this function the addresses of the mentioned functions, i.e. as follows</text:span></text:p>
      <text:p text:style-name="P10"><text:span text:style-name="T13">void</text:span><text:span text:style-name="T11"> </text:span><text:span text:style-name="T8">PI_ADE_ADE7880_driverCallbacks</text:span><text:span text:style-name="T11">(</text:span><text:span text:style-name="T13">void</text:span><text:span text:style-name="T11">)</text:span></text:p>
      <text:p text:style-name="P11"><text:span text:style-name="T11">{</text:span></text:p>
      <text:p text:style-name="P11"><text:span text:style-name="T11"><text:tab/></text:span><text:span text:style-name="T14">/* <text:s text:c="2"/>*/</text:span></text:p>
      <text:p text:style-name="P11"><text:span text:style-name="T11"><text:tab/>ADE_SPI_WRITE_callback_set(&amp;PI_ADE_SPI_Write);</text:span></text:p>
      <text:p text:style-name="P11"><text:span text:style-name="T11"><text:tab/>ADE_SPI_READ_callback_set(&amp;PI_ADE_SPI_Read);</text:span></text:p>
      <text:p text:style-name="P11"><text:span text:style-name="T11"><text:tab/>ADE_COMM_INIT_callback_set(&amp;PI_ADE_Comm_initialize);</text:span></text:p>
      <text:p text:style-name="P11"><text:span text:style-name="T11"><text:tab/>ADE_POWER_MODE_callback_set(&amp;PI_ADE_Power_mode);</text:span></text:p>
      <text:p text:style-name="P11"><text:span text:style-name="T11"><text:tab/>ADE_SPI_COMMLOCK_callback_set(&amp;PI_ADE_SPI_commLock);</text:span></text:p>
      <text:p text:style-name="P11"><text:span text:style-name="T11">}</text:span><text:span text:style-name="T14">/* End of PI_ADE_ADE7880_driverCallbacks() */</text:span></text:p>
      <text:p text:style-name="P22"/>
      <text:p text:style-name="P22"><text:span text:style-name="T5">these are the five required callbacks that have to be implemented at the mo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20:22:17.227887143</meta:creation-date>
    <dc:date>2015-03-16T21:21:16.612163253</dc:date>
    <meta:editing-duration>PT40M37S</meta:editing-duration>
    <meta:editing-cycles>4</meta:editing-cycles>
    <meta:generator>LibreOffice/4.2.7.2$Linux_X86_64 LibreOffice_project/420m0$Build-2</meta:generator>
    <meta:document-statistic meta:table-count="0" meta:image-count="0" meta:object-count="0" meta:page-count="9" meta:paragraph-count="197" meta:word-count="2970" meta:character-count="18567" meta:non-whitespace-character-count="15611"/>
  </office:meta>
</office:document-meta>
</file>